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language-asian="ja" style:country-asian="JP"/>
    </style:style>
    <style:style style:name="P2" style:family="paragraph" style:parent-style-name="Text_20_body">
      <style:text-properties style:language-asian="ja" style:country-asian="JP"/>
    </style:style>
    <style:style style:name="P3" style:family="paragraph" style:parent-style-name="Heading_20_3">
      <style:text-properties style:language-asian="ja" style:country-asian="JP"/>
    </style:style>
    <style:style style:name="P4" style:family="paragraph" style:parent-style-name="Heading_20_2">
      <style:text-properties style:language-asian="ja" style:country-asian="JP"/>
    </style:style>
    <style:style style:name="P5" style:family="paragraph" style:parent-style-name="Heading_20_1">
      <style:paragraph-properties fo:break-before="page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設問ア</text:h>
      <text:h text:style-name="P4" text:outline-level="2">ITサービスの概要</text:h>
      <text:h text:style-name="P3" text:outline-level="3">教育関連商品のインターネット上販売サービス</text:h>
      <text:h text:style-name="P3" text:outline-level="3">99.5%高い稼働率を要求されている。</text:h>
      <text:h text:style-name="Heading_20_3" text:outline-level="3"/>
      <text:h text:style-name="P4" text:outline-level="2">１．２．必要となる要員の能力</text:h>
      <text:h text:style-name="P3" text:outline-level="3">①問題管理プロセスを適切に運用する能力</text:h>
      <text:p text:style-name="P1">②インシデントのハンドリング能力</text:p>
      <text:p text:style-name="P1">③監視とトラブルシューティングのスキル</text:p>
      <text:p text:style-name="P1">④チームワークとコミュニケーション能力</text:p>
      <text:h text:style-name="P3" text:outline-level="3"/>
      <text:h text:style-name="Heading_20_1" text:outline-level="1"/>
      <text:h text:style-name="P5" text:outline-level="1">設問イ</text:h>
      <text:h text:style-name="P4" text:outline-level="2">２．１．重点的に高めようとした能力</text:h>
      <text:h text:style-name="P3" text:outline-level="3">問題管理プロセスを適切に運用する能力</text:h>
      <text:p text:style-name="P1"/>
      <text:h text:style-name="P4" text:outline-level="2">２．２．実施した要員育成策</text:h>
      <text:h text:style-name="P3" text:outline-level="3">要員育成計画を以下のように作成</text:h>
      <text:h text:style-name="Heading_20_3" text:outline-level="3"><text:span text:style-name="T1">①外部セミナーの受講</text:span></text:h>
      <text:h text:style-name="Heading_20_3" text:outline-level="3"><text:span text:style-name="T1">②OJTの実施</text:span></text:h>
      <text:p text:style-name="P1"/>
      <text:p text:style-name="P1">工夫した点：</text:p>
      <text:p text:style-name="P1">社内の人材育成体系に則り、年初・期中・期末にそれぞれスキル目標の設定・中間確認・期末評価のPCDAサイクルを回す</text:p>
      <text:p text:style-name="P1">部門の重点強化スキルに設定することで、スキルアップの取組が評価されることを説明することで、モチベーション維持されるように配慮した。</text:p>
      <text:p text:style-name="P1"/>
      <text:h text:style-name="P5" text:outline-level="1">設問ウ</text:h>
      <text:h text:style-name="P4" text:outline-level="2">３．１．要員育成策の評価</text:h>
      <text:h text:style-name="Heading_20_3" text:outline-level="3"/>
      <text:p text:style-name="Text_20_body"/>
      <text:p text:style-name="P1">３．２．今後改善したいと考えている内容</text:p>
      <text:p text:style-name="P1">2名から全員に展開す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85cm" fo:margin-bottom="1.997cm" fo:margin-left="1.058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3M4S</meta:editing-duration>
    <meta:editing-cycles>10</meta:editing-cycles>
    <meta:generator>OpenOffice/4.1.13$Win32 OpenOffice.org_project/4113m1$Build-9810</meta:generator>
    <dc:date>2024-02-25T21:37:12.58</dc:date>
    <meta:document-statistic meta:table-count="0" meta:image-count="0" meta:object-count="0" meta:page-count="3" meta:paragraph-count="23" meta:word-count="384" meta:character-count="394"/>
    <meta:user-defined meta:name="Info 1"/>
    <meta:user-defined meta:name="Info 2"/>
    <meta:user-defined meta:name="Info 3"/>
    <meta:user-defined meta:name="Info 4"/>
  </office:meta>
</office:document-meta>
</file>